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solid" draw:fill-color="#e6e6e6" draw:textarea-horizontal-align="justify" draw:textarea-vertical-align="middle" draw:auto-grow-height="false" fo:padding-top="0.05cm" fo:padding-bottom="0.05cm" fo:padding-left="0.05cm" fo:padding-right="0.0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1" draw:layer="layout" svg:width="3.175cm" svg:height="1.27cm" svg:x="1.626cm" svg:y="7.341cm">
          <text:p text:style-name="P1"><text:span text:style-name="T1">Kism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7.62cm" svg:height="1.27cm" svg:x="1.626cm" svg:y="9.881cm">
          <text:p text:style-name="P1"><text:span text:style-name="T1">C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9" draw:layer="layout" svg:width="3.175cm" svg:height="1.27cm" svg:x="16.231cm" svg:y="13.691cm">
          <text:p text:style-name="P2"><text:span text:style-name="T1">iC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3.175cm" svg:height="1.27cm" svg:x="16.231cm" svg:y="11.151cm">
          <text:p text:style-name="P1"><text:span text:style-name="T1">J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8.255cm" svg:height="1.27cm" svg:x="6.071cm" svg:y="13.691cm">
          <text:p text:style-name="P1"><text:span text:style-name="T1">Babyb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3.175cm" svg:height="1.27cm" svg:x="11.151cm" svg:y="6.071cm">
          <text:p text:style-name="P1"><text:span text:style-name="T1">Obre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.175cm" svg:height="1.27cm" svg:x="11.151cm" svg:y="8.611cm">
          <text:p text:style-name="P1"><text:span text:style-name="T1">D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3.175cm" svg:height="1.27cm" svg:x="11.151cm" svg:y="11.151cm">
          <text:p text:style-name="P1"><text:span text:style-name="T1">Mert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175cm" svg:height="1.27cm" svg:x="6.071cm" svg:y="7.341cm">
          <text:p text:style-name="P1"><text:span text:style-name="T1">Lasz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3.175cm" svg:height="1.27cm" svg:x="16.231cm" svg:y="16.231cm">
          <text:p text:style-name="P1"><text:span text:style-name="T1">KASP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4.801cm" svg:y1="7.976cm" svg:x2="5.436cm" svg:y2="9.881cm" draw:start-shape="id1" draw:start-glue-point="1" draw:end-shape="id2" draw:end-glue-point="0">
          <text:p/>
        </draw:connector>
        <draw:connector draw:style-name="gr3" draw:text-style-name="P3" draw:layer="layout" draw:type="line" svg:x1="4.801cm" svg:y1="7.976cm" svg:x2="6.071cm" svg:y2="7.976cm" draw:start-shape="id1" draw:start-glue-point="1" draw:end-shape="id3" draw:end-glue-point="3">
          <text:p/>
        </draw:connector>
        <draw:connector draw:style-name="gr3" draw:text-style-name="P3" draw:layer="layout" draw:type="line" svg:x1="9.246cm" svg:y1="10.516cm" svg:x2="11.151cm" svg:y2="6.706cm" draw:start-shape="id2" draw:start-glue-point="1" draw:end-shape="id4" draw:end-glue-point="3">
          <text:p/>
        </draw:connector>
        <draw:connector draw:style-name="gr3" draw:text-style-name="P3" draw:layer="layout" draw:type="line" svg:x1="9.246cm" svg:y1="10.516cm" svg:x2="11.151cm" svg:y2="9.246cm" draw:start-shape="id2" draw:start-glue-point="1" draw:end-shape="id5" draw:end-glue-point="3">
          <text:p/>
        </draw:connector>
        <draw:connector draw:style-name="gr3" draw:text-style-name="P3" draw:layer="layout" draw:type="line" svg:x1="9.246cm" svg:y1="10.516cm" svg:x2="11.151cm" svg:y2="11.786cm" draw:start-shape="id2" draw:start-glue-point="1" draw:end-shape="id6" draw:end-glue-point="3">
          <text:p/>
        </draw:connector>
        <draw:connector draw:style-name="gr3" draw:text-style-name="P3" draw:layer="layout" draw:type="line" svg:x1="9.246cm" svg:y1="10.516cm" svg:x2="10.198cm" svg:y2="13.691cm" draw:start-shape="id2" draw:start-glue-point="1" draw:end-shape="id7" draw:end-glue-point="0">
          <text:p/>
        </draw:connector>
        <draw:connector draw:style-name="gr3" draw:text-style-name="P3" draw:layer="layout" draw:type="line" svg:x1="14.326cm" svg:y1="14.326cm" svg:x2="16.231cm" svg:y2="11.786cm" draw:start-shape="id7" draw:start-glue-point="1" draw:end-shape="id8" draw:end-glue-point="3">
          <text:p/>
        </draw:connector>
        <draw:connector draw:style-name="gr3" draw:text-style-name="P3" draw:layer="layout" draw:type="line" svg:x1="14.326cm" svg:y1="14.326cm" svg:x2="16.231cm" svg:y2="14.326cm" draw:start-shape="id7" draw:start-glue-point="1" draw:end-shape="id9" draw:end-glue-point="3">
          <text:p/>
        </draw:connector>
        <draw:connector draw:style-name="gr3" draw:text-style-name="P3" draw:layer="layout" draw:type="line" svg:x1="14.326cm" svg:y1="14.326cm" svg:x2="16.231cm" svg:y2="16.866cm" draw:start-shape="id7" draw:start-glue-point="1" draw:end-shape="id10" draw:end-glue-point="3">
          <text:p/>
        </draw:connector>
        <draw:custom-shape draw:style-name="gr1" draw:text-style-name="P2" draw:id="id11" draw:layer="layout" svg:width="3.175cm" svg:height="1.27cm" svg:x="6.071cm" svg:y="4.801cm">
          <text:p text:style-name="P1"><text:span text:style-name="T1">K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4.801cm" svg:y1="7.976cm" svg:x2="6.071cm" svg:y2="5.436cm" draw:start-shape="id1" draw:start-glue-point="1" draw:end-shape="id11" draw:end-glue-point="3">
          <text:p/>
        </draw:connector>
        <presentation:notes draw:style-name="dp2">
          <draw:page-thumbnail draw:style-name="gr4" draw:layer="layout" svg:width="12.767cm" svg:height="9.575cm" svg:x="4.411cm" svg:y="2.794cm" draw:page-number="1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Raanan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Raanan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Raanan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51cm" svg:height="7.793cm" svg:x="4.631cm" svg:y="2cm" draw:page-number="1"/>
      <draw:page-thumbnail draw:layer="backgroundobjects" svg:width="5.51cm" svg:height="7.793cm" svg:x="17.798cm" svg:y="2cm"/>
      <draw:page-thumbnail draw:layer="backgroundobjects" svg:width="5.51cm" svg:height="7.793cm" svg:x="4.631cm" svg:y="11.795cm"/>
      <draw:page-thumbnail draw:layer="backgroundobjects" svg:width="5.51cm" svg:height="7.793cm" svg:x="17.798cm" svg:y="11.795cm"/>
    </style:handout-master>
    <style:master-page style:name="Default" style:page-layout-name="PM1" draw:style-name="dp1">
      <draw:frame presentation:style-name="Default-title" draw:layer="backgroundobjects" svg:width="16.24cm" svg:height="4.628cm" svg:x="2.388cm" svg:y="3.291cm" presentation:class="title" presentation:placeholder="true">
        <draw:text-box/>
      </draw:frame>
      <draw:frame presentation:style-name="Default-outline1" draw:layer="backgroundobjects" svg:width="16.24cm" svg:height="17.461cm" svg:x="2.388cm" svg:y="8.69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5-11-13T21:01:31</meta:creation-date>
    <dc:date>2007-05-20T17:12:05</dc:date>
    <dc:language>en-US</dc:language>
    <meta:editing-cycles>11</meta:editing-cycles>
    <meta:editing-duration>PT10H59M21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